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font-name="Times New Roman" fo:font-size="12pt" fo:language="uk" fo:country="UA" style:text-underline-style="none" officeooo:paragraph-rsid="004fd9cc" style:font-size-asian="12pt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font-name="Times New Roman" fo:font-size="12pt" fo:language="uk" fo:country="UA" style:text-underline-style="none" officeooo:paragraph-rsid="00526ce0" style:font-size-asian="12pt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a3630" style:font-size-asian="12pt" style:font-name-complex="Times New Roman2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a3630" style:font-size-asian="12pt" style:font-name-complex="Times New Roman2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249bf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font-name="Times New Roman" fo:font-size="12pt" officeooo:paragraph-rsid="005440b5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a3630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cca2d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a3630" style:font-size-asian="12pt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4fd9cc" style:font-size-asian="12pt" style:font-name-complex="Times New Roman2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622842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4fd9cc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style:text-underline-style="none" officeooo:rsid="00260e85" officeooo:paragraph-rsid="00526ce0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40b5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5875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ca6c9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a3630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65037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cca2d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6b09f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728e8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86720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dd80f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f7af5" style:font-name-asian="Symbol1" style:font-size-asian="12pt" style:font-name-complex="Times New Roman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1b576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22842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f8b6b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6249b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b576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6feb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9e2f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49e2f" style:font-name-asian="Symbol1" style:font-size-asian="12pt" style:font-name-complex="Times New Roman2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a3630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6720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249bf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a3630" style:font-name-asian="Symbol1" style:font-size-asian="12pt" style:font-name-complex="Times New Roman2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22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649e2f" style:font-name-asian="Symbol1" style:font-size-asian="14pt" style:font-name-complex="Times New Roman" style:font-size-complex="12pt" style:language-complex="ar" style:country-complex="SA"/>
    </style:style>
    <style:style style:name="P4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2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style:page-number="auto" fo:background-color="transparent" style:writing-mode="lr-tb"/>
      <style:text-properties style:font-name="Times New Roman" fo:font-size="12pt" officeooo:rsid="00121e03" officeooo:paragraph-rsid="004fd9cc" style:font-size-asian="12pt" style:font-size-complex="12pt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orphans="2" fo:widows="2" fo:text-indent="0in" style:auto-text-indent="false" fo:background-color="transparent" style:writing-mode="lr-tb"/>
      <style:text-properties style:font-name="Times New Roman" fo:font-size="12pt" officeooo:paragraph-rsid="0050e6be" style:font-size-asian="12pt" style:font-name-complex="Times New Roman2" style:font-size-complex="12pt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b19c0" style:font-size-asian="12pt" style:font-name-complex="Times New Roman2" style:font-size-complex="12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b19c0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0e6be" style:font-size-asian="12pt" style:font-name-complex="Times New Roman2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aec0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a3a6"/>
    </style:style>
    <style:style style:name="T2" style:family="text">
      <style:text-properties style:text-position="sub 58%" officeooo:rsid="00631629"/>
    </style:style>
    <style:style style:name="T3" style:family="text">
      <style:text-properties style:text-position="super 58%" officeooo:rsid="0015a3a6"/>
    </style:style>
    <style:style style:name="T4" style:family="text">
      <style:text-properties style:text-position="super 58%" officeooo:rsid="00557f9b"/>
    </style:style>
    <style:style style:name="T5" style:family="text">
      <style:text-properties style:text-position="super 58%" officeooo:rsid="00631629"/>
    </style:style>
    <style:style style:name="T6" style:family="text">
      <style:text-properties style:text-position="super 58%" fo:font-size="14pt" fo:font-style="normal" officeooo:rsid="00748223" style:font-size-asian="14pt" style:font-style-asian="normal" style:font-style-complex="normal"/>
    </style:style>
    <style:style style:name="T7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style:text-underline-style="none" officeooo:rsid="005440b5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officeooo:rsid="0066c6af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officeooo:rsid="00604bfc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officeooo:rsid="006249bf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16" style:family="text">
      <style:text-properties style:use-window-font-color="true" fo:language="uk" fo:country="UA" officeooo:rsid="005a3630" style:font-name-asian="Calibri" style:font-name-complex="Times New Roman2" style:language-complex="ar" style:country-complex="SA"/>
    </style:style>
    <style:style style:name="T17" style:family="text">
      <style:text-properties fo:font-variant="normal" fo:text-transform="none" fo:color="#000000" fo:letter-spacing="normal" fo:language="uk" fo:country="UA" fo:font-style="normal" fo:font-weight="normal" style:font-name-complex="Times New Roman2"/>
    </style:style>
    <style:style style:name="T18" style:family="text">
      <style:text-properties fo:font-variant="normal" fo:text-transform="none" fo:color="#000000" fo:letter-spacing="normal" fo:language="uk" fo:country="UA" fo:font-style="italic" fo:font-weight="normal" style:font-name-complex="Times New Roman2"/>
    </style:style>
    <style:style style:name="T19" style:family="text">
      <style:text-properties fo:font-variant="normal" fo:text-transform="none" fo:color="#000000" fo:letter-spacing="normal" fo:font-style="normal" fo:font-weight="normal" officeooo:rsid="00121e03"/>
    </style:style>
    <style:style style:name="T20" style:family="text">
      <style:text-properties fo:font-variant="normal" fo:text-transform="none" fo:color="#000000" fo:letter-spacing="normal" fo:font-style="normal" fo:font-weight="normal" officeooo:rsid="00502aa8"/>
    </style:style>
    <style:style style:name="T21" style:family="text">
      <style:text-properties fo:font-variant="normal" fo:text-transform="none" fo:color="#000000" fo:letter-spacing="normal" fo:font-style="normal" fo:font-weight="normal" officeooo:rsid="00493da9"/>
    </style:style>
    <style:style style:name="T22" style:family="text">
      <style:text-properties fo:font-variant="normal" fo:text-transform="none" fo:color="#000000" fo:letter-spacing="normal" fo:font-style="normal" fo:font-weight="normal" officeooo:rsid="0050e6be"/>
    </style:style>
    <style:style style:name="T23" style:family="text">
      <style:text-properties fo:font-variant="normal" fo:text-transform="none" fo:color="#000000" fo:letter-spacing="normal" fo:font-style="normal" fo:font-weight="normal" officeooo:rsid="00121e03" style:font-name-complex="Times New Roman"/>
    </style:style>
    <style:style style:name="T24" style:family="text">
      <style:text-properties fo:font-variant="normal" fo:text-transform="none" fo:color="#000000" fo:letter-spacing="normal" fo:font-style="normal" fo:font-weight="normal" officeooo:rsid="005bf5ee" style:font-name-complex="Times New Roman"/>
    </style:style>
    <style:style style:name="T25" style:family="text">
      <style:text-properties fo:font-variant="normal" fo:text-transform="none" fo:color="#000000" fo:letter-spacing="normal" fo:font-style="normal" fo:font-weight="normal" officeooo:rsid="005b19c0" style:font-name-complex="Times New Roman"/>
    </style:style>
    <style:style style:name="T26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121e03" style:font-name-complex="Times New Roman2"/>
    </style:style>
    <style:style style:name="T27" style:family="text">
      <style:text-properties fo:font-variant="normal" fo:text-transform="none" fo:color="#000000" style:text-line-through-style="none" style:text-line-through-type="none" fo:letter-spacing="normal" fo:font-style="normal" fo:font-weight="normal" officeooo:rsid="000d634d" style:font-name-complex="Times New Roman2"/>
    </style:style>
    <style:style style:name="T28" style:family="text">
      <style:text-properties fo:font-variant="normal" fo:text-transform="none" fo:color="#000000" style:text-position="sub 58%" fo:letter-spacing="normal" fo:font-style="normal" fo:font-weight="normal" officeooo:rsid="00502aa8"/>
    </style:style>
    <style:style style:name="T29" style:family="text">
      <style:text-properties fo:font-variant="normal" fo:text-transform="none" fo:color="#000000" style:text-position="super 58%" fo:letter-spacing="normal" fo:font-style="normal" fo:font-weight="normal" officeooo:rsid="00502aa8"/>
    </style:style>
    <style:style style:name="T30" style:family="text">
      <style:text-properties fo:font-variant="normal" fo:text-transform="none" fo:color="#000000" style:text-position="super 58%" fo:letter-spacing="normal" fo:font-style="normal" fo:font-weight="normal" officeooo:rsid="00493da9"/>
    </style:style>
    <style:style style:name="T31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2" style:font-style-complex="normal" loext:padding="0in" loext:border="none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fo:font-weight="normal" officeooo:rsid="0015a3a6" style:font-style-asian="normal" style:font-style-complex="normal" loext:padding="0in" loext:border="none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fo:font-weight="normal" officeooo:rsid="0068567d" style:font-style-asian="normal" style:font-style-complex="normal" loext:padding="0in" loext:border="none"/>
    </style:style>
    <style:style style:name="T36" style:family="text">
      <style:text-properties fo:font-variant="normal" fo:text-transform="none" style:text-line-through-style="none" style:text-line-through-type="none" fo:letter-spacing="normal" fo:font-style="normal" fo:font-weight="normal" officeooo:rsid="006b2585" style:font-style-asian="normal" style:font-style-complex="normal" loext:padding="0in" loext:border="none"/>
    </style:style>
    <style:style style:name="T37" style:family="text">
      <style:text-properties fo:font-variant="normal" fo:text-transform="none" style:text-line-through-style="none" style:text-line-through-type="none" fo:letter-spacing="normal" fo:font-style="normal" fo:font-weight="normal" officeooo:rsid="006c3090" style:font-style-asian="normal" style:font-style-complex="normal" loext:padding="0in" loext:border="none"/>
    </style:style>
    <style:style style:name="T38" style:family="text">
      <style:text-properties fo:font-variant="normal" fo:text-transform="none" style:text-line-through-style="none" style:text-line-through-type="none" fo:letter-spacing="normal" fo:font-style="normal" fo:font-weight="normal" officeooo:rsid="006b2585" style:font-name-asian="Times New Roman1" style:font-style-asian="normal" style:font-name-complex="Times New Roman1" style:font-style-complex="normal" loext:padding="0in" loext:border="none"/>
    </style:style>
    <style:style style:name="T39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2" style:font-style-complex="italic" loext:padding="0in" loext:border="none"/>
    </style:style>
    <style:style style:name="T40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4a389" style:font-style-asian="normal" style:font-name-complex="Times New Roman2" style:font-style-complex="normal" loext:padding="0in" loext:border="none"/>
    </style:style>
    <style:style style:name="T41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42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6b2585" style:font-style-asian="normal" style:font-style-complex="normal" loext:padding="0in" loext:border="none"/>
    </style:style>
    <style:style style:name="T43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6b2585" style:font-style-asian="normal" style:font-style-complex="normal" loext:padding="0in" loext:border="none"/>
    </style:style>
    <style:style style:name="T44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68567d" style:font-style-asian="normal" style:font-style-complex="normal" loext:padding="0in" loext:border="none"/>
    </style:style>
    <style:style style:name="T45" style:family="text">
      <style:text-properties style:text-line-through-style="none" style:text-line-through-type="none" style:font-name-complex="Times New Roman"/>
    </style:style>
    <style:style style:name="T46" style:family="text">
      <style:text-properties style:text-line-through-style="none" style:text-line-through-type="none" officeooo:rsid="004dba5e" style:font-name-complex="Times New Roman"/>
    </style:style>
    <style:style style:name="T47" style:family="text">
      <style:text-properties style:text-line-through-style="none" style:text-line-through-type="none" fo:letter-spacing="-0.0071in" style:font-name-complex="Times New Roman"/>
    </style:style>
    <style:style style:name="T48" style:family="text">
      <style:text-properties style:text-line-through-style="none" style:text-line-through-type="none" fo:letter-spacing="-0.0055in" style:font-name-complex="Times New Roman"/>
    </style:style>
    <style:style style:name="T49" style:family="text">
      <style:text-properties officeooo:rsid="0015a3a6"/>
    </style:style>
    <style:style style:name="T50" style:family="text">
      <style:text-properties officeooo:rsid="00545875"/>
    </style:style>
    <style:style style:name="T51" style:family="text">
      <style:text-properties officeooo:rsid="00563c6c"/>
    </style:style>
    <style:style style:name="T52" style:family="text">
      <style:text-properties officeooo:rsid="00565037"/>
    </style:style>
    <style:style style:name="T53" style:family="text">
      <style:text-properties officeooo:rsid="0056b09f"/>
    </style:style>
    <style:style style:name="T54" style:family="text">
      <style:text-properties officeooo:rsid="00555d4e"/>
    </style:style>
    <style:style style:name="T55" style:family="text">
      <style:text-properties officeooo:rsid="005728e8"/>
    </style:style>
    <style:style style:name="T56" style:family="text">
      <style:text-properties officeooo:rsid="005698f1"/>
    </style:style>
    <style:style style:name="T57" style:family="text">
      <style:text-properties officeooo:rsid="0059b163"/>
    </style:style>
    <style:style style:name="T58" style:family="text">
      <style:text-properties officeooo:rsid="00586720"/>
    </style:style>
    <style:style style:name="T59" style:family="text">
      <style:text-properties officeooo:rsid="00589ce6"/>
    </style:style>
    <style:style style:name="T60" style:family="text">
      <style:text-properties officeooo:rsid="005a3630"/>
    </style:style>
    <style:style style:name="T61" style:family="text">
      <style:text-properties officeooo:rsid="005c9de9"/>
    </style:style>
    <style:style style:name="T62" style:family="text">
      <style:text-properties officeooo:rsid="00604bfc"/>
    </style:style>
    <style:style style:name="T63" style:family="text">
      <style:text-properties officeooo:rsid="0065921e"/>
    </style:style>
    <style:style style:name="T64" style:family="text">
      <style:text-properties officeooo:rsid="00611294"/>
    </style:style>
    <style:style style:name="T65" style:family="text">
      <style:text-properties officeooo:rsid="005dd80f"/>
    </style:style>
    <style:style style:name="T66" style:family="text">
      <style:text-properties officeooo:rsid="00682912"/>
    </style:style>
    <style:style style:name="T67" style:family="text">
      <style:text-properties officeooo:rsid="0055c932"/>
    </style:style>
    <style:style style:name="T68" style:family="text">
      <style:text-properties officeooo:rsid="00631629"/>
    </style:style>
    <style:style style:name="T69" style:family="text">
      <style:text-properties officeooo:rsid="00702cc8"/>
    </style:style>
    <style:style style:name="T70" style:family="text">
      <style:text-properties fo:font-size="14pt" style:font-size-asian="14pt"/>
    </style:style>
    <style:style style:name="T71" style:family="text">
      <style:text-properties fo:font-size="14pt" fo:font-style="italic" style:font-size-asian="14pt" style:font-style-asian="italic"/>
    </style:style>
    <style:style style:name="T72" style:family="text">
      <style:text-properties fo:font-size="14pt" fo:font-style="italic" style:font-size-asian="14pt" style:font-style-asian="italic" style:font-style-complex="normal"/>
    </style:style>
    <style:style style:name="T73" style:family="text">
      <style:text-properties fo:font-size="14pt" fo:font-style="italic" officeooo:rsid="00748223" style:font-size-asian="14pt" style:font-style-asian="italic" style:font-style-complex="normal"/>
    </style:style>
    <style:style style:name="T74" style:family="text">
      <style:text-properties fo:font-size="14pt" fo:font-style="italic" officeooo:rsid="0072ad5d" style:font-size-asian="14pt" style:font-style-asian="italic" style:font-style-complex="normal"/>
    </style:style>
    <style:style style:name="T75" style:family="text">
      <style:text-properties fo:font-size="14pt" fo:letter-spacing="0.0472in" style:font-size-asian="14pt"/>
    </style:style>
    <style:style style:name="T76" style:family="text">
      <style:text-properties fo:font-size="14pt" fo:font-style="normal" style:font-size-asian="14pt" style:font-style-asian="normal" style:font-style-complex="normal"/>
    </style:style>
    <style:style style:name="T77" style:family="text">
      <style:text-properties fo:font-size="14pt" fo:font-style="normal" officeooo:rsid="00748223" style:font-size-asian="14pt" style:font-style-asian="normal" style:font-style-complex="normal"/>
    </style:style>
    <style:style style:name="T78" style:family="text">
      <style:text-properties fo:font-size="14pt" fo:font-style="normal" officeooo:rsid="0072ad5d" style:font-size-asian="14pt" style:font-style-asian="normal" style:font-style-complex="normal"/>
    </style:style>
    <style:style style:name="T79" style:family="text">
      <style:text-properties fo:font-size="14pt" fo:font-style="normal" officeooo:rsid="0073f3e7" style:font-size-asian="14pt" style:font-style-asian="normal" style:font-style-complex="normal"/>
    </style:style>
    <style:style style:name="T80" style:family="text">
      <style:text-properties style:text-position="-13% 100%" fo:font-size="8pt" fo:font-style="italic" style:font-size-asian="8pt" style:font-style-asian="italic"/>
    </style:style>
    <style:style style:name="T81" style:family="text">
      <style:text-properties style:text-position="-13% 100%" fo:font-size="8pt" fo:font-style="italic" style:font-size-asian="8pt" style:font-style-asian="italic" style:font-style-complex="normal"/>
    </style:style>
    <style:style style:name="T82" style:family="text">
      <style:text-properties style:text-position="-13% 100%" fo:font-size="8pt" style:font-size-asian="8pt"/>
    </style:style>
    <style:style style:name="T83" style:family="text">
      <style:text-properties style:text-position="-13% 100%" fo:font-size="8pt" fo:font-style="normal" style:font-size-asian="8pt" style:font-style-asian="normal" style:font-style-complex="normal"/>
    </style:style>
    <style:style style:name="T84" style:family="text">
      <style:text-properties fo:language="uk" fo:country="UA" officeooo:rsid="002086bd" style:font-name-complex="Times New Roman2"/>
    </style:style>
    <style:style style:name="T85" style:family="text">
      <style:text-properties fo:language="uk" fo:country="UA" officeooo:rsid="005a3630" style:font-name-complex="Times New Roman2"/>
    </style:style>
    <style:style style:name="T86" style:family="text">
      <style:text-properties fo:language="uk" fo:country="UA" officeooo:rsid="0022176e" style:font-name-complex="Times New Roman2"/>
    </style:style>
    <style:style style:name="T87" style:family="text">
      <style:text-properties fo:language="uk" fo:country="UA" officeooo:rsid="005bc6c7" style:font-name-complex="Times New Roman2"/>
    </style:style>
    <style:style style:name="T88" style:family="text">
      <style:text-properties fo:language="uk" fo:country="UA" officeooo:rsid="00239ad5" style:font-name-complex="Times New Roman2"/>
    </style:style>
    <style:style style:name="T89" style:family="text">
      <style:text-properties fo:font-style="normal" officeooo:rsid="0072ad5d" style:font-size-asian="10.5pt" style:font-style-asian="normal" style:font-style-complex="normal"/>
    </style:style>
    <style:style style:name="T90" style:family="text">
      <style:text-properties officeooo:rsid="00674dd5"/>
    </style:style>
    <style:style style:name="T91" style:family="text">
      <style:text-properties officeooo:rsid="0068dbb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Варіант №<text:span text:style-name="T90">16</text:span></text:p>
      <text:p text:style-name="P1"/>
      <text:list xml:id="list1772700058" text:style-name="L1">
        <text:list-item>
          <text:p text:style-name="P42"><text:span text:style-name="T17">Вибірки, складені з </text:span><text:span text:style-name="T18">n</text:span><text:span text:style-name="T17"> різних елементів по </text:span><text:span text:style-name="T18">m</text:span><text:span text:style-name="T17"> елементів, що відрізняються або складом елементів, або їх порядком, це:</text:span></text:p>
          <text:p text:style-name="P2"><text:span text:style-name="T26">А) комбінація; Б) розміщення; В) перестановка; Г) розміщення з повтореннями; Д) перестановка з повтореннями; </text:span><text:span text:style-name="T27">Е</text:span><text:span text:style-name="T26">) комбінація з повтореннями;</text:span></text:p>
          <text:p text:style-name="P11"/>
        </text:list-item>
        <text:list-item>
          <text:p text:style-name="P43">Виберіть правильну рівність:</text:p>
          <text:p text:style-name="P44"><text:span text:style-name="T22">А</text:span><text:span text:style-name="T19">) </text:span><text:span text:style-name="T20">А</text:span><text:span text:style-name="T28">5</text:span><text:span text:style-name="T29">0</text:span><text:span text:style-name="T19"> </text:span><text:span text:style-name="T20">= А</text:span><text:span text:style-name="T28">5</text:span><text:span text:style-name="T29">5</text:span><text:span text:style-name="T19">; </text:span><text:span text:style-name="T22">Б</text:span><text:span text:style-name="T19">) </text:span><text:span text:style-name="T20">С</text:span><text:span text:style-name="T28">6</text:span><text:span text:style-name="T29">0</text:span><text:span text:style-name="T19"> </text:span><text:span text:style-name="T20">= С</text:span><text:span text:style-name="T28">6</text:span><text:span text:style-name="T29">6</text:span><text:span text:style-name="T19">; </text:span><text:span text:style-name="T22">В</text:span><text:span text:style-name="T19">) </text:span><text:span text:style-name="T20">А</text:span><text:span text:style-name="T28">5</text:span><text:span text:style-name="T29">1</text:span><text:span text:style-name="T19"> </text:span><text:span text:style-name="T20">= А</text:span><text:span text:style-name="T28">5</text:span><text:span text:style-name="T30">5</text:span><text:span text:style-name="T19">; </text:span><text:span text:style-name="T22">Г</text:span><text:span text:style-name="T19">) </text:span><text:span text:style-name="T20">С</text:span><text:span text:style-name="T28">6</text:span><text:span text:style-name="T29">1</text:span><text:span text:style-name="T19"> </text:span><text:span text:style-name="T20">= С</text:span><text:span text:style-name="T28">6</text:span><text:span text:style-name="T29">5</text:span><text:span text:style-name="T19">; </text:span><text:span text:style-name="T22">Д</text:span><text:span text:style-name="T21">) </text:span><text:span text:style-name="T20">А</text:span><text:span text:style-name="T28">5</text:span><text:span text:style-name="T29">2</text:span><text:span text:style-name="T19"> </text:span><text:span text:style-name="T20">= А</text:span><text:span text:style-name="T28">5</text:span><text:span text:style-name="T29">3</text:span><text:span text:style-name="T19">; </text:span><text:span text:style-name="T22">Е</text:span><text:span text:style-name="T19">) </text:span><text:span text:style-name="T20">С</text:span><text:span text:style-name="T28">6</text:span><text:span text:style-name="T29">1</text:span><text:span text:style-name="T19"> </text:span><text:span text:style-name="T20">= С</text:span><text:span text:style-name="T28">6</text:span><text:span text:style-name="T29">6</text:span><text:span text:style-name="T19">; </text:span></text:p>
          <text:p text:style-name="P45"/>
        </text:list-item>
        <text:list-item>
          <text:p text:style-name="P44"><text:span text:style-name="T23">Яких п</text:span><text:span text:style-name="T24">ід</text:span><text:span text:style-name="T23">множин множини А б</text:span><text:span text:style-name="T24">іл</text:span><text:span text:style-name="T23">ьше: тих, що м</text:span><text:span text:style-name="T24">іс</text:span><text:span text:style-name="T23">тять множину </text:span><text:span text:style-name="T25">D</text:span><text:span text:style-name="T23">, чи тих, що не перетинаються з множиною </text:span><text:span text:style-name="T25">D</text:span><text:span text:style-name="T24">?</text:span></text:p>
          <text:p text:style-name="P46"/>
        </text:list-item>
        <text:list-item>
          <text:p text:style-name="P2"><text:span text:style-name="T45">Група студентів опановує сім навчальних дисциплін. На понеділок планується заняття з чотирьох різних дисциплін. Скількома способами можна скласти розклад на</text:span><text:span text:style-name="T47"> </text:span><text:span text:style-name="T45">понеділок?</text:span></text:p>
          <text:p text:style-name="P13"/>
        </text:list-item>
        <text:list-item>
          <text:p text:style-name="P3"><text:span text:style-name="T45">Скількома способами можна розділити колоду із </text:span><text:span text:style-name="T46">54</text:span><text:span text:style-name="T45"> карт порівну так, щоб в кожній частині було по два тузи</text:span><text:span text:style-name="T48"> </text:span><text:span text:style-name="T45">?</text:span></text:p>
          <text:p text:style-name="P14"/>
        </text:list-item>
        <text:list-item>
          <text:p text:style-name="P7"><text:span text:style-name="T7">У ящику лежать сині, жовті та білі кулі. Скількома способами можна вибрати з нього набір із </text:span><text:span text:style-name="T8">шест</text:span><text:span text:style-name="T7">и куль? </text:span></text:p>
          <text:p text:style-name="P15"/>
        </text:list-item>
        <text:list-item>
          <text:p text:style-name="P16"><text:span text:style-name="T49">Нехай n = p</text:span><text:span text:style-name="T1">1</text:span><text:span text:style-name="T3">α</text:span><text:span text:style-name="T4">1</text:span><text:span text:style-name="T49"> ⋅ p</text:span><text:span text:style-name="T1">2</text:span><text:span text:style-name="T3">α</text:span><text:span text:style-name="T4">2</text:span><text:span text:style-name="T49"> ⋅ ... ⋅ p</text:span><text:span text:style-name="T1">r</text:span><text:span text:style-name="T3">αr</text:span><text:span text:style-name="T49"> - розклад числа n на прості множники. Знайти кількість дільників, що не діляться на квадрат будь-якого числа окрім 1.</text:span></text:p>
          <text:p text:style-name="P16"/>
        </text:list-item>
        <text:list-item>
          <text:p text:style-name="P17"><text:span text:style-name="T49">Скількома способами можна розташувати </text:span><text:span text:style-name="T50">14</text:span><text:span text:style-name="T49"> нулів та </text:span><text:span text:style-name="T50">11</text:span><text:span text:style-name="T49"> одиниць так, щоб жодні дві одиниці не стояли поруч?</text:span></text:p>
          <text:p text:style-name="P17"/>
        </text:list-item>
        <text:list-item>
          <text:p text:style-name="P17"><text:span text:style-name="T49">Нехай множина А </text:span><text:span text:style-name="T61">мі</text:span><text:span text:style-name="T49">стить </text:span><text:span text:style-name="T61">n</text:span><text:span text:style-name="T49"> елеме</text:span><text:span text:style-name="T61">н</text:span><text:span text:style-name="T49">т</text:span><text:span text:style-name="T61">і</text:span><text:span text:style-name="T49">в, а множина В — </text:span><text:span text:style-name="T61">m</text:span><text:span text:style-name="T49"> елемент</text:span><text:span text:style-name="T61">ів</text:span><text:span text:style-name="T49">. Визначити </text:span><text:span text:style-name="T61">кі</text:span><text:span text:style-name="T49">ль</text:span><text:span text:style-name="T61">кі</text:span><text:span text:style-name="T49">сть <text:s/>в</text:span><text:span text:style-name="T61">ід</text:span><text:span text:style-name="T49">пов</text:span><text:span text:style-name="T61">ід</text:span><text:span text:style-name="T49">ностей </text:span><text:span text:style-name="T61">мі</text:span><text:span text:style-name="T49">ж множинами А </text:span><text:span text:style-name="T61">і</text:span><text:span text:style-name="T49"> В.</text:span></text:p>
          <text:p text:style-name="P18"/>
        </text:list-item>
        <text:list-item>
          <text:p text:style-name="P18"><text:span text:style-name="T49">На полиці </text:span><text:span text:style-name="T59">1</text:span><text:span text:style-name="T60">5</text:span><text:span text:style-name="T49"> книг. Скільки існує способів обрати </text:span><text:span text:style-name="T91">5</text:span><text:span text:style-name="T49"> книг, щоб ніякі дві книги не брати поруч?</text:span></text:p>
          <text:p text:style-name="P36"/>
        </text:list-item>
        <text:list-item>
          <text:p text:style-name="P10"><text:span text:style-name="T84">За круглим столом короля Артура сидять 1</text:span><text:span text:style-name="T85">8</text:span><text:span text:style-name="T84"> лицарів. Кожен ворогує зі своїми сусідами. Потрібно обрати </text:span><text:span text:style-name="T85">8</text:span><text:span text:style-name="T84"> лицарів, щоб визволити принцесу. Скільки існує способів обрання лицарів, щоб серед обраних лицарів не було воро</text:span><text:span text:style-name="T86">г</text:span><text:span text:style-name="T84">ів?</text:span></text:p>
          <text:p text:style-name="P4"/>
        </text:list-item>
        <text:list-item>
          <text:p text:style-name="P8"><text:span text:style-name="T86">Ліфт, у якому знаходяться </text:span><text:span text:style-name="T87">2</text:span><text:span text:style-name="T85">4</text:span><text:span text:style-name="T86"> пасажирів, може зупинятись на </text:span><text:span text:style-name="T87">1</text:span><text:span text:style-name="T85">5</text:span><text:span text:style-name="T86"> поверхах. Пасажири виходять групами по </text:span><text:span text:style-name="T16">7</text:span><text:span text:style-name="T86">, </text:span><text:span text:style-name="T85">8</text:span><text:span text:style-name="T86"> і </text:span><text:span text:style-name="T16">9</text:span><text:span text:style-name="T86"> чоловік. Скількома способами це може відбуватись?</text:span></text:p>
          <text:p text:style-name="P5"/>
        </text:list-item>
        <text:list-item>
          <text:p text:style-name="P10"><text:span text:style-name="T88">Скількома способами можна розставити </text:span><text:span text:style-name="T85">10</text:span><text:span text:style-name="T88"> томів зібрання творів І.Я. Франко так, щоб перший і другий томи не стояли поруч?</text:span></text:p>
          <text:p text:style-name="P39"/>
        </text:list-item>
        <text:list-item>
          <text:p text:style-name="P47"><text:span text:style-name="T31">Чому дор</text:span><text:span text:style-name="T32">ів</text:span><text:span text:style-name="T31">ню</text:span><text:span text:style-name="T32">є</text:span><text:span text:style-name="T31"> коеф</text:span><text:span text:style-name="T33">іціє</text:span><text:span text:style-name="T31">нт при </text:span><text:span text:style-name="T39">х</text:span><text:span text:style-name="T40">n</text:span><text:span text:style-name="T31"> у розклад</text:span><text:span text:style-name="T32">і</text:span><text:span text:style-name="T31"> (1 + </text:span><text:span text:style-name="T39">х</text:span><text:span text:style-name="T31"> + 2</text:span><text:span text:style-name="T39">х</text:span><text:span text:style-name="T40">2 </text:span><text:span text:style-name="T31">+ ... + </text:span><text:span text:style-name="T32">n</text:span><text:span text:style-name="T39">х</text:span><text:span text:style-name="T40">n</text:span><text:span text:style-name="T31">)</text:span><text:span text:style-name="T41">2</text:span><text:span text:style-name="T31">?</text:span></text:p>
          <text:p text:style-name="P19"/>
        </text:list-item>
        <text:list-item>
          <text:p text:style-name="P20"><text:span text:style-name="T49">В колоді </text:span><text:span text:style-name="T52">48</text:span><text:span text:style-name="T49"> карт - 4 кольори з номерами від 1 до </text:span><text:span text:style-name="T51">1</text:span><text:span text:style-name="T52">2</text:span><text:span text:style-name="T49">. Скільки існує способів витягнути </text:span><text:span text:style-name="T52">5</text:span><text:span text:style-name="T49"> карт так, щоб це було рівно </text:span><text:span text:style-name="T52">2</text:span><text:span text:style-name="T49"> карти з одним номером і </text:span><text:span text:style-name="T52">3</text:span><text:span text:style-name="T49"> з іншим?</text:span></text:p>
          <text:p text:style-name="P20"/>
        </text:list-item>
        <text:list-item>
          <text:p text:style-name="P20"><text:span text:style-name="T49">Нехай множина М </text:span><text:span text:style-name="T62">мі</text:span><text:span text:style-name="T49">стить </text:span><text:span text:style-name="T62">n</text:span><text:span text:style-name="T49"> елемент</text:span><text:span text:style-name="T62">і</text:span><text:span text:style-name="T49">в. Визначити кількість: </text:span></text:p>
          <text:p text:style-name="P9"><text:span text:style-name="T9">а) </text:span><text:span text:style-name="T10">антирефлексивних в</text:span><text:span text:style-name="T11">ід</text:span><text:span text:style-name="T10">ношень на множині М; </text:span></text:p>
          <text:p text:style-name="P20"><text:span text:style-name="T63">б) </text:span><text:span text:style-name="T49">антирефлексивних </text:span><text:span text:style-name="T64">і</text:span><text:span text:style-name="T49"> симетричних в</text:span><text:span text:style-name="T62">ід</text:span><text:span text:style-name="T49">ношень на множині М.</text:span></text:p>
          <text:p text:style-name="P21"/>
        </text:list-item>
        <text:list-item>
          <text:p text:style-name="P22"><text:soft-page-break/><text:span text:style-name="T49">Прапор складається з 1</text:span><text:span text:style-name="T53">5</text:span><text:span text:style-name="T49"> горизонтальних смуг </text:span><text:span text:style-name="T53">7</text:span><text:span text:style-name="T51"> різних</text:span><text:span text:style-name="T49"> кольорів, причому довільні дві сусідні смуги повинні мати різні кольори. Скільк</text:span><text:span text:style-name="T51">и</text:span><text:span text:style-name="T49"> </text:span><text:span text:style-name="T51">існує різних прапорів з такими властивостями</text:span><text:span text:style-name="T49">?</text:span></text:p>
          <text:p text:style-name="P22"/>
        </text:list-item>
        <text:list-item>
          <text:p text:style-name="P23"><text:span text:style-name="T49">Необхідно скласти </text:span><text:span text:style-name="T55">8</text:span><text:span text:style-name="T49"> іспит</text:span><text:span text:style-name="T54">ів</text:span><text:span text:style-name="T49"> на протязі </text:span><text:span text:style-name="T54">1</text:span><text:span text:style-name="T55">1</text:span><text:span text:style-name="T49"> днів. Скількома способами це можна зробити?</text:span></text:p>
          <text:p text:style-name="P23"/>
        </text:list-item>
        <text:list-item>
          <text:p text:style-name="P23"><text:span text:style-name="T49">В скрині кулі </text:span><text:span text:style-name="T58">7</text:span><text:span text:style-name="T49">-х кольорів. Яку найменшу кількість куль треба узяти, щоб серед них </text:span><text:span text:style-name="T56">(обов’язково) </text:span><text:span text:style-name="T49">було </text:span><text:span text:style-name="T58">13</text:span><text:span text:style-name="T49"> куль одного кольору?</text:span></text:p>
          <text:p text:style-name="P37"/>
        </text:list-item>
        <text:list-item>
          <text:p text:style-name="P24"><text:span text:style-name="T49">В скрині </text:span><text:span text:style-name="T58">6</text:span><text:span text:style-name="T49"> чорних, </text:span><text:span text:style-name="T58">9</text:span><text:span text:style-name="T49"> білих, 1</text:span><text:span text:style-name="T58">7</text:span><text:span text:style-name="T49"> червоних, 1</text:span><text:span text:style-name="T58">4</text:span><text:span text:style-name="T49"> зелених куль. Яку найменшу кількість куль треба узяти, щоб серед них </text:span><text:span text:style-name="T56">(обов’язково) </text:span><text:span text:style-name="T49">було </text:span><text:span text:style-name="T57">1</text:span><text:span text:style-name="T58">3</text:span><text:span text:style-name="T49"> куль одного кольору?</text:span></text:p>
          <text:p text:style-name="P24"/>
        </text:list-item>
        <text:list-item>
          <text:p text:style-name="P24"><text:span text:style-name="T49">Скільки існує різних способів роздати </text:span><text:span text:style-name="T65">e</text:span><text:span text:style-name="T49">1 троянд, </text:span><text:span text:style-name="T65">e</text:span><text:span text:style-name="T49">2 гвоздик, </text:span><text:span text:style-name="T65">e</text:span><text:span text:style-name="T49">3 волошок </text:span><text:span text:style-name="T65">q</text:span><text:span text:style-name="T49"> дівчатам?</text:span></text:p>
          <text:p text:style-name="P24"/>
        </text:list-item>
        <text:list-item>
          <text:p text:style-name="P25"><text:span text:style-name="T49">Компанiя, </text:span><text:span text:style-name="T66">що</text:span><text:span text:style-name="T49"> складається з 10 подружнiх пар, розбивається на 5 груп по 4 людини для прогулянки на човнах. </text:span><text:span text:style-name="T67">У</text:span><text:span text:style-name="T49"> скiлькох випадках даний </text:span><text:span text:style-name="T62">(певний) </text:span><text:span text:style-name="T49">чоловiк опиниться в одному човнi зі своєю дружиною?</text:span></text:p>
          <text:p text:style-name="P25"/>
        </text:list-item>
        <text:list-item>
          <text:p text:style-name="P30">Довести, що довжина періоду дробі n/m не перевищує m-1.</text:p>
          <text:p text:style-name="P26"/>
        </text:list-item>
        <text:list-item>
          <text:p text:style-name="P27"><text:span text:style-name="T49">Довести, що </text:span><text:span text:style-name="T68">C</text:span><text:span text:style-name="T2">n+1</text:span><text:span text:style-name="T5">k </text:span><text:span text:style-name="T68">= C</text:span><text:span text:style-name="T2">n</text:span><text:span text:style-name="T5">k</text:span><text:span text:style-name="T68"> + <text:s/>C</text:span><text:span text:style-name="T2">n</text:span><text:span text:style-name="T5">k-1</text:span><text:span text:style-name="T68">.</text:span></text:p>
          <text:p text:style-name="P12"/>
        </text:list-item>
        <text:list-item>
          <text:p text:style-name="P27"><text:span text:style-name="T34">Довести, що </text:span><text:span text:style-name="T38">∑</text:span><text:span text:style-name="T43">k=</text:span><text:span text:style-name="T44">0</text:span><text:span text:style-name="T42">n </text:span><text:span text:style-name="T35">(</text:span><text:span text:style-name="T36">-</text:span><text:span text:style-name="T35">1)</text:span><text:span text:style-name="T42">k</text:span><text:span text:style-name="T34">C</text:span><text:span text:style-name="T43">n</text:span><text:span text:style-name="T42">k </text:span><text:span text:style-name="T36">= </text:span><text:span text:style-name="T35">0</text:span><text:span text:style-name="T37">.</text:span></text:p>
          <text:p text:style-name="P28"/>
        </text:list-item>
        <text:list-item>
          <text:p text:style-name="P31">Знайти суму 4-значних чисел, які можна отримати перестановкою цифр 1, 2, 3, 4.</text:p>
          <text:p text:style-name="P29"/>
        </text:list-item>
        <text:list-item>
          <text:p text:style-name="P31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6"><text:span text:style-name="T13">а</text:span><text:span text:style-name="T14">) </text:span><text:span text:style-name="T15">Скільки студентів читає тільки “Компаньйон”?</text:span></text:p>
          <text:p text:style-name="P6"><text:span text:style-name="T13">б</text:span><text:span text:style-name="T14">) </text:span><text:span text:style-name="T12">Скільки студентів читає не менше 2 журналів?</text:span></text:p>
          <text:p text:style-name="P6"><text:span text:style-name="T13">в</text:span><text:span text:style-name="T14">) </text:span><text:span text:style-name="T12">Скільки студентів не читає жодного журналу?</text:span></text:p>
          <text:p text:style-name="P34"/>
        </text:list-item>
        <text:list-item>
          <text:p text:style-name="P38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6"><text:span text:style-name="T14">а) </text:span><text:span text:style-name="T12">Скільки студентів знає всі 3 мови?</text:span></text:p>
          <text:p text:style-name="P32"><text:span text:style-name="T69">б) </text:span>Скільки студентів знає рівно 2 мови?</text:p>
          <text:p text:style-name="P32"/>
        </text:list-item>
        <text:list-item>
          <text:p text:style-name="P32">Знайти розв’язок рекурентного співвідношення: </text:p>
          <text:p text:style-name="P33"><text:span text:style-name="T71">a</text:span><text:span text:style-name="T80">n</text:span><text:span text:style-name="T82">+2 </text:span><text:span text:style-name="T70">= 8·</text:span><text:span text:style-name="T71">a</text:span><text:span text:style-name="T80">n</text:span><text:span text:style-name="T82">+1 </text:span><text:span text:style-name="T70">– 7·</text:span><text:span text:style-name="T71">a</text:span><text:span text:style-name="T80">n </text:span><text:span text:style-name="T70">+ 12</text:span><text:span text:style-name="T71">n </text:span><text:span text:style-name="T70">+ 22, </text:span><text:span text:style-name="T71">a</text:span><text:span text:style-name="T82">0 </text:span><text:span text:style-name="T70">= 9, </text:span><text:span text:style-name="T71">a</text:span><text:span text:style-name="T82">1 </text:span><text:span text:style-name="T70">=</text:span><text:span text:style-name="T75"> </text:span><text:span text:style-name="T70">35.</text:span></text:p>
          <text:p text:style-name="P40"/>
        </text:list-item>
        <text:list-item>
          <text:p text:style-name="P35">Методом твірних функцій знайти розв’язок рекурентного співвідношення: </text:p>
          <text:p text:style-name="P33"><text:span text:style-name="T72">a</text:span><text:span text:style-name="T83">n</text:span><text:span text:style-name="T81"> </text:span><text:span text:style-name="T72">= </text:span><text:span text:style-name="T77">3</text:span><text:span text:style-name="T72">·a</text:span><text:span text:style-name="T83">n-1</text:span><text:span text:style-name="T72"> </text:span><text:span text:style-name="T73">+ </text:span><text:span text:style-name="T77">2</text:span><text:span text:style-name="T6">n</text:span><text:span text:style-name="T76">,</text:span><text:span text:style-name="T72"> </text:span><text:span text:style-name="T89">при</text:span><text:span text:style-name="T74"> </text:span><text:span text:style-name="T76">n</text:span><text:span text:style-name="T74">&gt;</text:span><text:span text:style-name="T79">0</text:span><text:span text:style-name="T78">, </text:span><text:span text:style-name="T72">a</text:span><text:span text:style-name="T83">0 </text:span><text:span text:style-name="T72">= </text:span><text:span text:style-name="T77">2</text:span><text:span text:style-name="T76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370" style:display-name="ListLabel 37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3T00:24:02.069029620</dc:date>
    <meta:editing-cycles>43</meta:editing-cycles>
    <meta:editing-duration>PT14H43M41S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08" meta:character-count="4151" meta:non-whitespace-character-count="3505"/>
  </office:meta>
</office:document-meta>
</file>